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Creation</text:h>
      <text:p text:style-name="P3"/>
      <text:p text:style-name="P3">CREATE TABLE Movies </text:p>
      <text:p text:style-name="P3">(Title varchar(50) not null, </text:p>
      <text:p text:style-name="P3">Year smallint not null, </text:p>
      <text:p text:style-name="P3">director varchar(50), </text:p>
      <text:p text:style-name="P3">Country varchar(50), </text:p>
      <text:p text:style-name="P3">Rating decimal(2,1), </text:p>
      <text:p text:style-name="P3">Genre varchar(50), </text:p>
      <text:p text:style-name="P3">Gross decimal (12,0), </text:p>
      <text:p text:style-name="P3">Producer varchar(50), </text:p>
      <text:p text:style-name="P3">PRIMARY KEY (Title, Year) </text:p>
      <text:p text:style-name="P3">); </text:p>
      <text:p text:style-name="P3"/>
      <text:p text:style-name="P3">CREATE TABLE Actors </text:p>
      <text:p text:style-name="P3">(Title varchar(50) not null, </text:p>
      <text:p text:style-name="P3">Year smallint not null, </text:p>
      <text:p text:style-name="P3">Character_name varchar(50) not null, </text:p>
      <text:p text:style-name="P3">Actor varchar(50) not null, </text:p>
      <text:p text:style-name="P3">PRIMARY KEY (Title, Year, Character_name), </text:p>
      <text:p text:style-name="P3">FOREIGN KEY (Title, Year) REFERENCES Movies (Title, Year) </text:p>
      <text:p text:style-name="P3">); </text:p>
      <text:p text:style-name="P3"/>
      <text:p text:style-name="P3">CREATE TABLE Awards </text:p>
      <text:p text:style-name="P3">(Title varchar(50) not null, </text:p>
      <text:p text:style-name="P3">Year smallint not null, </text:p>
      <text:p text:style-name="P3">Award varchar(50) not null, </text:p>
      <text:p text:style-name="P3">Result varchar(50) not null, </text:p>
      <text:p text:style-name="P3">PRIMARY KEY (Title, Year, Award), </text:p>
      <text:p text:style-name="P3">FOREIGN KEY (Title, Year) REFERENCES Movies (Title, Year) </text:p>
      <text:p text:style-name="P3">);</text:p>
      <text:p text:style-name="P3"/>
      <text:h text:style-name="P1" text:outline-level="1">Table Population</text:h>
      <text:p text:style-name="P3"/>
      <text:p text:style-name="P3">INSERT INTO Movies</text:p>
      <text:p text:style-name="P3">Values ('The Girl With The Dragon Tattoo', 2011, 'David Flincher', 'USA', 7.9, 'Crime', 102515739, 'Scott Rudin');</text:p>
      <text:p text:style-name="P3"></text:p>
      <text:p text:style-name="P3">INSERT INTO Movies</text:p>
      <text:p text:style-name="P3">Values ('Casino Royale', 2006, 'Martin Campbell', 'UK', 7.9, 'Action', 594239066, 'Michael G. Wilson');</text:p>
      <text:p text:style-name="P3"></text:p>
      <text:p text:style-name="P3">INSERT INTO Movies</text:p>
      <text:p text:style-name="P3">Values ('Black Swan', 2010, 'Darren Aronofsky', 'USA', 8.1, 'Psychologic Thriller/Horror', 106952327, 'Scott Franklin');</text:p>
      <text:p text:style-name="P3"></text:p>
      <text:p text:style-name="P3">INSERT INTO Movies</text:p>
      <text:p text:style-name="P3">Values ('The Kings Speech', 2010, 'Tom Hooper', 'UK', 8.2, 'Historical Drama', 373700000, 'Iain Canning');</text:p>
      <text:p text:style-name="P3"></text:p>
      <text:p text:style-name="P3">INSERT INTO Movies</text:p>
      <text:p text:style-name="P3">Values ('Inception', 2010, 'Christopher Nolan', 'USA', 8.8, 'Thriller', 825532764, 'Christopher Nolan');</text:p>
      <text:p text:style-name="P3"></text:p>
      <text:p text:style-name="P3">INSERT INTO Movies</text:p>
      <text:p text:style-name="P3">Values ('Titanic', 1997, 'James Cameron', 'USA', 7.6, 'Romance', 2185372302, 'James Cameron');</text:p>
      <text:p text:style-name="P3"></text:p>
      <text:p text:style-name="P3">INSERT INTO Awards</text:p>
      <text:p text:style-name="P3">Values ('Titanic', 1997, 'Oscar, Director', 'won');</text:p>
      <text:p text:style-name="P3"></text:p>
      <text:p text:style-name="P3">INSERT INTO Awards</text:p>
      <text:p text:style-name="P3">Values ('Titanic', 1997, 'Oscar, Dramatic Score', 'won');</text:p>
      <text:p text:style-name="P3"></text:p>
      <text:p text:style-name="P3">INSERT INTO Awards</text:p>
      <text:p text:style-name="P3">Values ('Titanic', 1997, 'Oscar, Best Picture', 'won');</text:p>
      <text:p text:style-name="P3"></text:p>
      <text:p text:style-name="P3">INSERT INTO Awards</text:p>
      <text:p text:style-name="P3">Values ('Titanic', 1997, 'Oscar, Best Sound', 'won');</text:p>
      <text:p text:style-name="P3"></text:p>
      <text:p text:style-name="P3">INSERT INTO Awards</text:p>
      <text:p text:style-name="P3">Values ('Titanic', 1997, 'Oscar, Best Actress', 'nominated');</text:p>
      <text:p text:style-name="P3"></text:p>
      <text:p text:style-name="P3">INSERT INTO Awards</text:p>
      <text:p text:style-name="P3">Values ('Black Swan', 2010, 'Oscar, Best Actress', 'won');</text:p>
      <text:p text:style-name="P3"></text:p>
      <text:p text:style-name="P3">INSERT INTO Awards</text:p>
      <text:p text:style-name="P3">Values ('Black Swan', 2010, 'Oscar, Best Picture', 'nominated');</text:p>
      <text:p text:style-name="P3"></text:p>
      <text:p text:style-name="P3">INSERT INTO Awards</text:p>
      <text:p text:style-name="P3">Values ('Black Swan', 2010, 'Oscar, Best Directing', 'nominated');</text:p>
      <text:p text:style-name="P3"></text:p>
      <text:p text:style-name="P3">INSERT INTO Awards</text:p>
      <text:p text:style-name="P3">Values ('Inception', 2010, 'Oscar, Best Cinematography', 'won');</text:p>
      <text:p text:style-name="P3"></text:p>
      <text:p text:style-name="P3">INSERT INTO Awards</text:p>
      <text:p text:style-name="P3">Values ('Inception', 2010, 'Oscar, Best Visual Effects', 'won');</text:p>
      <text:p text:style-name="P3"></text:p>
      <text:p text:style-name="P3">INSERT INTO Awards</text:p>
      <text:p text:style-name="P3">Values ('Inception', 2010, 'Oscar, Best Picture', 'nominated');</text:p>
      <text:p text:style-name="P3"></text:p>
      <text:p text:style-name="P3">INSERT INTO Awards</text:p>
      <text:p text:style-name="P3">Values ('The Kings Speech', 2010, 'Oscar, Best Picture', 'won');</text:p>
      <text:p text:style-name="P3"></text:p>
      <text:p text:style-name="P3">INSERT INTO Awards</text:p>
      <text:p text:style-name="P3"><text:soft-page-break/>Values ('The Kings Speech', 2010, 'Oscar, Best Actor', 'won');</text:p>
      <text:p text:style-name="P3"></text:p>
      <text:p text:style-name="P3">INSERT INTO Awards</text:p>
      <text:p text:style-name="P3">Values ('The Kings Speech', 2010, 'Oscar, Best Cinematography', 'nominated');</text:p>
      <text:p text:style-name="P3"></text:p>
      <text:p text:style-name="P3">INSERT INTO Awards</text:p>
      <text:p text:style-name="P3">Values ('Casino Royale', 2006, 'Bafta, Best Sound', 'won');</text:p>
      <text:p text:style-name="P3"></text:p>
      <text:p text:style-name="P3">INSERT INTO Awards</text:p>
      <text:p text:style-name="P3">Values ('Casino Royale', 2006, 'Bafta, Best Actor', 'nominated');</text:p>
      <text:p text:style-name="P3"></text:p>
      <text:p text:style-name="P3">INSERT INTO Awards</text:p>
      <text:p text:style-name="P3">Values ('The Girl With The Dragon Tattoo', 2011, 'Oscar, Best Film Editing', 'won');</text:p>
      <text:p text:style-name="P3"></text:p>
      <text:p text:style-name="P3">INSERT INTO Awards</text:p>
      <text:p text:style-name="P3">Values ('The Girl With The Dragon Tattoo', 2011, 'Oscar, Best Actress', 'nominated');</text:p>
      <text:p text:style-name="P3"></text:p>
      <text:p text:style-name="P3">INSERT INTO Actors</text:p>
      <text:p text:style-name="P3">Values ('The Girl With The Dragon Tattoo', 2011, 'Mikael Blomkvist', 'Daniel Craig');</text:p>
      <text:p text:style-name="P3"></text:p>
      <text:p text:style-name="P3">INSERT INTO Actors</text:p>
      <text:p text:style-name="P3">Values ('The Girl With The Dragon Tattoo', 2011, 'Lisbeth Salander', 'Rooney Mara');</text:p>
      <text:p text:style-name="P3"></text:p>
      <text:p text:style-name="P3">INSERT INTO Actors</text:p>
      <text:p text:style-name="P3">Values ('Casino Royale', 2006, 'James Bond', 'Daniel Craig');</text:p>
      <text:p text:style-name="P3"></text:p>
      <text:p text:style-name="P3">INSERT INTO Actors</text:p>
      <text:p text:style-name="P3">Values ('Casino Royale', 2006, 'Vesper Lynd', 'Eva Green');</text:p>
      <text:p text:style-name="P3"></text:p>
      <text:p text:style-name="P3">INSERT INTO Actors</text:p>
      <text:p text:style-name="P3">Values ('The Kings Speech', 2010, 'King George VI', 'Colin Firth');</text:p>
      <text:p text:style-name="P3"></text:p>
      <text:p text:style-name="P3">INSERT INTO Actors</text:p>
      <text:p text:style-name="P3">Values ('The Kings Speech', 2010, 'Lionel Logue', 'Geoffrey Rush');</text:p>
      <text:p text:style-name="P3"></text:p>
      <text:p text:style-name="P3">INSERT INTO Actors</text:p>
      <text:p text:style-name="P3">Values ('Inception', 2010, 'Cobb', 'Leonardo DiCaprio');</text:p>
      <text:p text:style-name="P3"></text:p>
      <text:p text:style-name="P3">INSERT INTO Actors</text:p>
      <text:p text:style-name="P3">Values ('Inception', 2010, 'Ariadne', 'Ellen Page');</text:p>
      <text:p text:style-name="P3"></text:p>
      <text:p text:style-name="P3">INSERT INTO Actors</text:p>
      <text:p text:style-name="P3">Values ('Black Swan', 2010, 'Nina Sayers', 'Natalie Portman');</text:p>
      <text:p text:style-name="P3"></text:p>
      <text:p text:style-name="P3">INSERT INTO Actors</text:p>
      <text:p text:style-name="P3">Values ('Black Swan', 2010, 'Lily', 'Mila Kunis');</text:p>
      <text:p text:style-name="P3"></text:p>
      <text:p text:style-name="P3">INSERT INTO Actors</text:p>
      <text:p text:style-name="P3">Values ('Titanic', 1997, 'Jack Dawson', 'Leonardo DiCaprio');</text:p>
      <text:p text:style-name="P3"></text:p>
      <text:p text:style-name="P3">INSERT INTO Actors</text:p>
      <text:p text:style-name="P3">Values ('Titanic', 1997, 'Rose DeWitt Bukater', 'Kate Winslet');</text:p>
      <text:p text:style-name="P3"/>
      <text:h text:style-name="P1" text:outline-level="1">Queries</text:h>
      <text:p text:style-name="P2"/>
      <text:p text:style-name="P2">-- Query 1 -- List actors who played more than one character in the same movie</text:p>
      <text:p text:style-name="P2"></text:p>
      <text:p text:style-name="P2">SELECT DISTINCT a1.actor</text:p>
      <text:p text:style-name="P2">FROM actors a1, actors a2</text:p>
      <text:p text:style-name="P2">Where (a1.title = a2.title) AND (a1.character_name &lt;&gt; a2.character_name) AND (a1.actor=a2.actor)</text:p>
      <text:p text:style-name="P2"></text:p>
      <text:p text:style-name="P2">-- Query 2 -- Find the average gross for movies directed by a director who won an Oscar</text:p>
      <text:p text:style-name="P2"></text:p>
      <text:p text:style-name="P2">Select AVG(gross) AS AvgGross</text:p>
      <text:p text:style-name="P2">FROM movies m, (SELECT Distinct director</text:p>
      <text:p text:style-name="P2"><text:tab/><text:tab/><text:tab/><text:tab/>FROM movies m, awards a</text:p>
      <text:p text:style-name="P2"><text:tab/><text:tab/><text:tab/><text:tab/>Where (a.award LIKE '%Oscar%') AND (a.title = m.title)) a</text:p>
      <text:p text:style-name="P2">Where m.director = a.director</text:p>
      <text:p text:style-name="P2"></text:p>
      <text:p text:style-name="P2">-- Query 3 -- List producers, and the total amount of money their movies made.</text:p>
      <text:p text:style-name="P2"></text:p>
      <text:p text:style-name="P2">SELECT producer, SUM(gross)</text:p>
      <text:p text:style-name="P2">FROM movies</text:p>
      <text:p text:style-name="P2">GROUP BY producer</text:p>
      <text:p text:style-name="P2"></text:p>
      <text:p text:style-name="P2">-- Query 4 -- List producers who produced at least two movies that grossed more than $50 million in a single year.</text:p>
      <text:p text:style-name="P2"></text:p>
      <text:p text:style-name="P2">SELECT DISTINCT a.producer</text:p>
      <text:p text:style-name="P2">FROM movies a, movies b</text:p>
      <text:p text:style-name="P2">WHERE a.producer = b.producer AND a.gross &gt; 50000000 AND b.gross &gt; 50000000 AND a.year = b.year AND a.title &lt;&gt; b.title</text:p>
      <text:p text:style-name="P2"></text:p>
      <text:p text:style-name="P2">-- Query 5 -- For each director, select his/her movies rated higher than 8, ordered by their gross.</text:p>
      <text:p text:style-name="P2">-- Wasn't sure whether gross was to be ordered Ascending or Descending, so I assumed Ascending</text:p>
      <text:p text:style-name="P2"></text:p>
      <text:p text:style-name="P2">SELECT director, title, gross</text:p>
      <text:p text:style-name="P2">FROM movies</text:p>
      <text:p text:style-name="P2">WHERE rating &gt; 8</text:p>
      <text:p text:style-name="P2">Order By director, gross</text:p>
      <text:p text:style-name="P2"></text:p>
      <text:p text:style-name="P2">-- Query 6 -- Find movies made in the 90s that were nominated for at least two different awards</text:p>
      <text:p text:style-name="P2"></text:p>
      <text:p text:style-name="P2"><text:soft-page-break/>SELECT DISTINCT m.title, m.year</text:p>
      <text:p text:style-name="P2">from movies m, awards a, awards b</text:p>
      <text:p text:style-name="P2">where m.year&gt;1989 and m.year&lt;2000 and m.title=a.title and m.title=b.title and a.award&lt;&gt;b.award</text:p>
      <text:p text:style-name="P2"></text:p>
      <text:p text:style-name="P2">-- Query 7 -- Find movies made in the 90s that won every award they were nominated for.</text:p>
      <text:p text:style-name="P2"></text:p>
      <text:p text:style-name="P2">SELECT DISTINCT m.title, m.year</text:p>
      <text:p text:style-name="P2">FROM movies m, awards a</text:p>
      <text:p text:style-name="P2">WHERE m.year&gt;1989 and m.year&lt;2000 and m.title=a.title <text:tab/>and m.title &lt;&gt; ALL (SELECT DISTINCT (m2.title)</text:p>
      <text:p text:style-name="P2"><text:tab/><text:tab/><text:tab/><text:tab/><text:tab/><text:tab/><text:tab/><text:tab/><text:tab/><text:tab/><text:tab/><text:tab/><text:tab/><text:tab/><text:tab/><text:tab/><text:tab/><text:tab/><text:tab/><text:tab/><text:tab/>FROM movies m2, awards a2</text:p>
      <text:p text:style-name="P2"><text:tab/><text:tab/><text:tab/><text:tab/><text:tab/><text:tab/><text:tab/><text:tab/><text:tab/><text:tab/><text:tab/><text:tab/><text:tab/><text:tab/><text:tab/><text:tab/><text:tab/><text:tab/><text:tab/><text:tab/><text:tab/>WHERE m2.title = a2.title and a2.result='nominated')</text:p>
      <text:p text:style-name="P2"><text:tab/><text:tab/><text:tab/><text:tab/><text:tab/><text:tab/><text:tab/><text:tab/><text:tab/><text:tab/><text:tab/><text:tab/><text:tab/><text:tab/>and m.year &lt;&gt; ALL (SELECT DISTINCT (m2.year)</text:p>
      <text:p text:style-name="P2"><text:tab/><text:tab/><text:tab/><text:tab/><text:tab/><text:tab/><text:tab/><text:tab/><text:tab/><text:tab/><text:tab/><text:tab/><text:tab/><text:tab/><text:tab/><text:tab/><text:tab/><text:tab/><text:tab/><text:tab/><text:tab/>FROM movies m2, awards a2</text:p>
      <text:p text:style-name="P2"><text:tab/><text:tab/><text:tab/><text:tab/><text:tab/><text:tab/><text:tab/><text:tab/><text:tab/><text:tab/><text:tab/><text:tab/><text:tab/><text:tab/><text:tab/><text:tab/><text:tab/><text:tab/><text:tab/><text:tab/><text:tab/>WHERE m2.title = a2.title and a2.result='nominated')</text:p>
      <text:p text:style-name="P2"></text:p>
      <text:p text:style-name="P2">-- Query 8 -- List all comedies that won major Oscars (best film or director) before 1960 and after 1990.</text:p>
      <text:p text:style-name="P2"></text:p>
      <text:p text:style-name="P2">SELECT m.title, m.year</text:p>
      <text:p text:style-name="P2">FROM movies m, awards a</text:p>
      <text:p text:style-name="P2">WHERE m.genre like '%Comedy%' and m.title = a.title and (a.award like '%Oscar%Best%Film%' or a.award like '%Oscar%Best%Director%')</text:p>
      <text:p text:style-name="P2">and (m.year&lt;1960 or m.year&gt;1990) and a.result = 'won'</text:p>
      <text:p text:style-name="P2"></text:p>
      <text:p text:style-name="P2">-- Query 9 -- Find directors who directed a comedy and a drama, with the comedy having a higher rating than the drama.</text:p>
      <text:p text:style-name="P2"></text:p>
      <text:p text:style-name="P2">SELECT a.director</text:p>
      <text:p text:style-name="P2">FROM movies a, movies b</text:p>
      <text:p text:style-name="P2">WHERE a.genre like '%Comedy%' and b.genre like '%Drama%' and a.rating &gt; b.rating and a.director = b.director</text:p>
      <text:p text:style-name="P2"></text:p>
      <text:p text:style-name="P2">-- Query 10 -- Find actors who only act in high grossing (more than $50 million) movies.</text:p>
      <text:p text:style-name="P2"></text:p>
      <text:p text:style-name="P2">SELECT DISTINCT a.actor </text:p>
      <text:p text:style-name="P2">FROM actors a, movies m</text:p>
      <text:p text:style-name="P2">WHERE a.title = m.title</text:p>
      <text:p text:style-name="P2"><text:soft-page-break/>GROUP BY a.actor</text:p>
      <text:p text:style-name="P2">HAVING MIN(m.gross) &gt; 50000000</text:p>
      <text:p text:style-name="P2"></text:p>
      <text:p text:style-name="P2">-- Query 11 -- For each award category, find the average rating of movies that won that award.</text:p>
      <text:p text:style-name="P2"></text:p>
      <text:p text:style-name="P2">SELECT a.award, AVG(m.rating) as AvgRating</text:p>
      <text:p text:style-name="P2">FROM awards a, movies m</text:p>
      <text:p text:style-name="P2">WHERE a.result like '%won%' and m.title = a.title and m.year = a.year</text:p>
      <text:p text:style-name="P2">GROUP BY a.award</text:p>
      <text:p text:style-name="P2"></text:p>
      <text:p text:style-name="P2">-- Query 12 -- Find the award category whose winners have the highest average rating.</text:p>
      <text:p text:style-name="P2"></text:p>
      <text:p text:style-name="P2">Select Distinct b.award</text:p>
      <text:p text:style-name="P2">from (</text:p>
      <text:p text:style-name="P2"><text:tab/><text:tab/><text:tab/>SELECT a.award, AVG(m.rating) as AvgRating</text:p>
      <text:p text:style-name="P2"><text:tab/><text:tab/><text:tab/>FROM awards a, movies m</text:p>
      <text:p text:style-name="P2"><text:tab/><text:tab/><text:tab/>WHERE a.result like '%won%' and m.title = a.title and m.year = a.year</text:p>
      <text:p text:style-name="P2"><text:tab/><text:tab/><text:tab/>GROUP BY a.award</text:p>
      <text:p text:style-name="P2">) b</text:p>
      <text:p text:style-name="P2">where b.avgrating = (</text:p>
      <text:p text:style-name="P2">Select max(c.avgrating)</text:p>
      <text:p text:style-name="P2">from (</text:p>
      <text:p text:style-name="P2"><text:tab/><text:tab/><text:tab/>SELECT a.award, AVG(m.rating) as AvgRating</text:p>
      <text:p text:style-name="P2"><text:tab/><text:tab/><text:tab/>FROM awards a, movies m</text:p>
      <text:p text:style-name="P2"><text:tab/><text:tab/><text:tab/>WHERE a.result like '%won%' and m.title = a.title and m.year = a.year</text:p>
      <text:p text:style-name="P2"><text:tab/><text:tab/><text:tab/>GROUP BY a.award</text:p>
      <text:p text:style-name="P2">) c</text:p>
      <text:p text:style-name="P2">)</text:p>
      <text:p text:style-name="P2"></text:p>
      <text:p text:style-name="P2">-- Query 13 -- Find all pairs of movies (m1,m2) nominated for the same award, such that m1 has higher rating than m2, but m2 won the award.</text:p>
      <text:p text:style-name="P2"></text:p>
      <text:p text:style-name="P2">SELECT (m1.title, m2.title)</text:p>
      <text:p text:style-name="P2">FROM movies m1, movies m2, awards a1, awards a2</text:p>
      <text:p text:style-name="P2">WHERE a1.title = m1.title and a2.title=m2.title and a1.award = a2.award and m1.rating &gt; m2.rating and a1.title &lt;&gt; a2.title and m1.year=m2.year and a2.result like '%won%'</text:p>
      <text:p text:style-name="P2"></text:p>
      <text:p text:style-name="P2">-- Query 14 -- Find character names that appear in two movies produced in two different countries.</text:p>
      <text:p text:style-name="P2"></text:p>
      <text:p text:style-name="P2">SELECT DISTINCT a1.character_name</text:p>
      <text:p text:style-name="P2">FROM actors a1, actors a2, movies m1, movies m2</text:p>
      <text:p text:style-name="P2"><text:soft-page-break/>WHERE a1.character_name = a2.character_name and a1.title=m1.title and a2.title=m2.title and m1.country &lt;&gt; m2.country and a1.title &lt;&gt; a2.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Taylor</meta:initial-creator>
    <meta:creation-date>2012-11-16T14:16:35</meta:creation-date>
    <dc:date>2012-11-16T14:25:22</dc:date>
    <dc:creator>Stefan Taylor</dc:creator>
    <meta:editing-duration>PT4M3S</meta:editing-duration>
    <meta:editing-cycles>6</meta:editing-cycles>
    <meta:generator>LibreOffice/3.4$Unix LibreOffice_project/340m1$Build-502</meta:generator>
    <meta:document-statistic meta:table-count="0" meta:image-count="0" meta:object-count="0" meta:page-count="7" meta:paragraph-count="246" meta:word-count="1214" meta:character-count="8373" meta:non-whitespace-character-count="6970"/>
  </office:meta>
</office:document-meta>
</file>